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598in"/>
    </style:style>
    <style:style style:name="co2" style:family="table-column">
      <style:table-column-properties fo:break-before="auto" style:column-width="2.12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#00a933"/>
      <style:text-properties fo:color="#000000"/>
    </style:style>
    <style:style style:name="ce11" style:family="table-cell" style:parent-style-name="Default">
      <style:table-cell-properties fo:background-color="#729fcf"/>
      <style:text-properties fo:color="#666666" fo:font-weight="bold" style:font-weight-asian="bold" style:font-weight-complex="bold"/>
    </style:style>
    <style:style style:name="ce12" style:family="table-cell" style:parent-style-name="Default">
      <style:table-cell-properties fo:background-color="#729fcf"/>
      <style:text-properties fo:color="#666666"/>
    </style:style>
    <style:style style:name="ce13" style:family="table-cell" style:parent-style-name="Default">
      <style:table-cell-properties fo:background-color="#ffff00"/>
      <style:text-properties fo:color="#666666" fo:font-weight="bold" style:font-weight-asian="bold" style:font-weight-complex="bold"/>
    </style:style>
    <style:style style:name="ce14" style:family="table-cell" style:parent-style-name="Default">
      <style:table-cell-properties fo:background-color="#ffff00"/>
      <style:text-properties fo:color="#666666"/>
    </style:style>
    <style:style style:name="ce15" style:family="table-cell" style:parent-style-name="Default">
      <style:table-cell-properties fo:background-color="#c9211e"/>
      <style:text-properties fo:color="#666666" fo:font-weight="bold" style:font-weight-asian="bold" style:font-weight-complex="bold"/>
    </style:style>
    <style:style style:name="ce16" style:family="table-cell" style:parent-style-name="Default">
      <style:table-cell-properties fo:background-color="#c9211e"/>
      <style:text-properties fo:color="#666666"/>
    </style:style>
    <style:style style:name="ce22" style:family="table-cell" style:parent-style-name="Default">
      <style:table-cell-properties fo:background-color="#00a933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fo:background-color="#00a933"/>
      <style:text-properties fo:color="#666666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8"/>
        <table:table-column table:style-name="co3" table:number-columns-repeated="1020" table:default-cell-style-name="Default"/>
        <table:table-row table:style-name="ro1" table:number-rows-repeated="2"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Combinatorial Logic</text:p>
          </table:table-cell>
          <table:table-cell table:style-name="ce22" office:value-type="string" calcext:value-type="string">
            <text:p>Sequential Logic</text:p>
          </table:table-cell>
          <table:table-cell table:style-name="ce1" table:number-columns-repeated="1020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<text:a xlink:href="../../docs/digital_logic/00_combinatorial_logic/" xlink:type="simple">00_combinatorial_logic</text:a></text:p>
          </table:table-cell>
          <table:table-cell office:value-type="string" calcext:value-type="string">
            <text:p>10_sequential_log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<text:a xlink:href="../../docs/digital_logic/01_boolean_algebra/" xlink:type="simple">01_boolean_algebra</text:a></text:span></text:p>
          </table:table-cell>
          <table:table-cell office:value-type="string" calcext:value-type="string">
            <text:p><text:a xlink:href="../../digital_logic_2/11_clocks_and_registers.adoc" xlink:type="simple">11_clocks,flipflops_and_registers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a xlink:href="../../docs/digital_logic/02_xor/" xlink:type="simple">02_XOR</text:a></text:p>
          </table:table-cell>
          <table:table-cell office:value-type="string" calcext:value-type="string">
            <text:p>12_automa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a xlink:href="../../docs/digital_logic/03_binary_system/" xlink:type="simple">03_binary_system</text:a></text:p>
          </table:table-cell>
          <table:table-cell office:value-type="string" calcext:value-type="string">
            <text:p>13_cpu_contro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a xlink:href="../../docs/digital_logic/04_signs/" xlink:type="simple">04_Signs</text:a></text:p>
          </table:table-cell>
          <table:table-cell office:value-type="string" calcext:value-type="string">
            <text:p>14_programmable Log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a xlink:href="../../docs/digital_logic/05_alu/" xlink:type="simple">05_ALU</text:a></text:p>
          </table:table-cell>
          <table:table-cell office:value-type="string" calcext:value-type="string">
            <text:p>15_test_log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a xlink:href="../../docs/digital_logic/06_memory/" xlink:type="simple">06_Memory</text:a></text:p>
          </table:table-cell>
          <table:table-cell office:value-type="string" calcext:value-type="string">
            <text:p>16_ HDLs (VHDL+Verilog)</text:p>
          </table:table-cell>
          <table:table-cell table:number-columns-repeated="1020"/>
        </table:table-row>
        <table:table-row table:style-name="ro1">
          <table:table-cell table:style-name="ce3"/>
          <table:table-cell office:value-type="string" calcext:value-type="string">
            <text:p>17_Register-Transfer-Level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11" office:value-type="string" calcext:value-type="string">
            <text:p>Computer Architecture / Processor design</text:p>
          </table:table-cell>
          <table:table-cell table:style-name="ce11"/>
          <table:table-cell table:style-name="ce1" table:number-columns-repeated="1020"/>
        </table:table-row>
        <table:table-row table:style-name="ro1"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2" office:value-type="string" calcext:value-type="string">
            <text:p>20_RISC_V 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12" office:value-type="string" calcext:value-type="string">
            <text:p>21_ISA, Assembler + Linker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12" office:value-type="string" calcext:value-type="string">
            <text:p>22_RISC_V_implementation</text:p>
          </table:table-cell>
          <table:table-cell table:style-name="ce12"/>
          <table:table-cell table:number-columns-repeated="1020"/>
        </table:table-row>
        <table:table-row table:style-name="ro1" table:number-rows-repeated="2"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3" office:value-type="string" calcext:value-type="string">
            <text:p>Excursions</text:p>
          </table:table-cell>
          <table:table-cell table:style-name="ce13"/>
          <table:table-cell table:style-name="ce1" table:number-columns-repeated="1020"/>
        </table:table-row>
        <table:table-row table:style-name="ro1"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4" office:value-type="string" calcext:value-type="string">
            <text:p><text:a xlink:href="../../docs/digital_logic_x/x0_multiplication" xlink:type="simple">X0_Multiplication</text:a>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14" office:value-type="string" calcext:value-type="string">
            <text:p>X1_Division 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14" office:value-type="string" calcext:value-type="string">
            <text:p>X2_Trigonometric functions (CORDIC)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14" office:value-type="string" calcext:value-type="string">
            <text:p>X3_Sigmoid functions</text:p>
          </table:table-cell>
          <table:table-cell table:style-name="ce14"/>
          <table:table-cell table:number-columns-repeated="1020"/>
        </table:table-row>
        <table:table-row table:style-name="ro1" table:number-rows-repeated="2"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5" office:value-type="string" calcext:value-type="string">
            <text:p>Other topics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16" office:value-type="string" calcext:value-type="string">
            <text:p>O00_Consciousness 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6" table:number-columns-repeated="2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2">00/00/0000</text:date>, <text:time style:data-style-name="N2" text:time-value="14:43:39.0761660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18:22:57.383394805</meta:creation-date>
    <dc:date>2023-04-22T14:46:24.274278416</dc:date>
    <meta:editing-duration>PT11H27M41S</meta:editing-duration>
    <meta:editing-cycles>23</meta:editing-cycles>
    <meta:generator>LibreOffice/7.0.4.2$Linux_X86_64 LibreOffice_project/00$Build-2</meta:generator>
    <meta:document-statistic meta:table-count="1" meta:cell-count="28" meta:object-count="0"/>
  </office:meta>
</office:document-meta>
</file>